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Change.backslash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4Change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4Change.process( String 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4Change.getEmptyChange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4Change.setDescription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